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lender Mono I18n" svg:font-family="'Blender Mono I18n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325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10.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x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formula="of:=CONCATENATE([.B1];[.C1];[.D1])" office:value-type="string" office:string-value="'Açumar', " calcext:value-type="string">
            <text:p>'Açumar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Açumar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2];[.C2];[.D2])" office:value-type="string" office:string-value="'Assumar', " calcext:value-type="string">
            <text:p>'Assumar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Assumar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3];[.C3];[.D3])" office:value-type="string" office:string-value="'Adiça', " calcext:value-type="string">
            <text:p>'Adiça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Adiça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4];[.C4];[.D4])" office:value-type="string" office:string-value="'Adissa', " calcext:value-type="string">
            <text:p>'Adissa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Adissa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5];[.C5];[.D5])" office:value-type="string" office:string-value="'Adiça', " calcext:value-type="string">
            <text:p>'Adiça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Adiça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6];[.C6];[.D6])" office:value-type="string" office:string-value="'Lafões', " calcext:value-type="string">
            <text:p>'Lafões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afões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7];[.C7];[.D7])" office:value-type="string" office:string-value="'Alafões', " calcext:value-type="string">
            <text:p>'Alafões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Alafões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8];[.C8];[.D8])" office:value-type="string" office:string-value="'Albarrol', " calcext:value-type="string">
            <text:p>'Albarrol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Albarrol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9];[.C9];[.D9])" office:value-type="string" office:string-value="'Alcáçovas', " calcext:value-type="string">
            <text:p>'Alcáçovas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Alcáçovas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10];[.C10];[.D10])" office:value-type="string" office:string-value="'Alcáçova', " calcext:value-type="string">
            <text:p>'Alcáçova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Alcáçova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11];[.C11];[.D11])" office:value-type="string" office:string-value="'Alcochete', " calcext:value-type="string">
            <text:p>'Alcochete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Alcochete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12];[.C12];[.D12])" office:value-type="string" office:string-value="'Alfafar', " calcext:value-type="string">
            <text:p>'Alfafar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Alfafar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13];[.C13];[.D13])" office:value-type="string" office:string-value="'Alfeite', " calcext:value-type="string">
            <text:p>'Alfeite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Alfeite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14];[.C14];[.D14])" office:value-type="string" office:string-value="'Alfeizerão', " calcext:value-type="string">
            <text:p>'Alfeizerão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Alfeizerão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15];[.C15];[.D15])" office:value-type="string" office:string-value="'Alfeizirão', " calcext:value-type="string">
            <text:p>'Alfeizirão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Alfeizirão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16];[.C16];[.D16])" office:value-type="string" office:string-value="'Alguez', " calcext:value-type="string">
            <text:p>'Alguez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Alguez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17];[.C17];[.D17])" office:value-type="string" office:string-value="'Algés', " calcext:value-type="string">
            <text:p>'Algés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Algés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18];[.C18];[.D18])" office:value-type="string" office:string-value="'Algez', " calcext:value-type="string">
            <text:p>'Algez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Algez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19];[.C19];[.D19])" office:value-type="string" office:string-value="'Algodor', " calcext:value-type="string">
            <text:p>'Algodor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Algodor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20];[.C20];[.D20])" office:value-type="string" office:string-value="'Algodres', " calcext:value-type="string">
            <text:p>'Algodres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Algodres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21];[.C21];[.D21])" office:value-type="string" office:string-value="'Algueirão', " calcext:value-type="string">
            <text:p>'Algueirão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Algueirão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22];[.C22];[.D22])" office:value-type="string" office:string-value="'Almacave', " calcext:value-type="string">
            <text:p>'Almacave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Almacave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23];[.C23];[.D23])" office:value-type="string" office:string-value="'Almafala', " calcext:value-type="string">
            <text:p>'Almafala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Almafala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24];[.C24];[.D24])" office:value-type="string" office:string-value="'Almofala', " calcext:value-type="string">
            <text:p>'Almofala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Almofala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25];[.C25];[.D25])" office:value-type="string" office:string-value="'Almagrebe', " calcext:value-type="string">
            <text:p>'Almagrebe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Almagrebe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26];[.C26];[.D26])" office:value-type="string" office:string-value="'Almarás', " calcext:value-type="string">
            <text:p>'Almarás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Almarás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27];[.C27];[.D27])" office:value-type="string" office:string-value="'Almaraz', " calcext:value-type="string">
            <text:p>'Almaraz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Almaraz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28];[.C28];[.D28])" office:value-type="string" office:string-value="'Almargem', " calcext:value-type="string">
            <text:p>'Almargem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Almargem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29];[.C29];[.D29])" office:value-type="string" office:string-value="'Almegue', " calcext:value-type="string">
            <text:p>'Almegue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Almegue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30];[.C30];[.D30])" office:value-type="string" office:string-value="'Almourol', " calcext:value-type="string">
            <text:p>'Almourol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Almourol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31];[.C31];[.D31])" office:value-type="string" office:string-value="'Alpeidão', " calcext:value-type="string">
            <text:p>'Alpeidão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Alpeidão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32];[.C32];[.D32])" office:value-type="string" office:string-value="'Alqueidão', " calcext:value-type="string">
            <text:p>'Alqueidão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Alqueidão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33];[.C33];[.D33])" office:value-type="string" office:string-value="'Alvaiázere', " calcext:value-type="string">
            <text:p>'Alvaiázere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Alvaiázere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34];[.C34];[.D34])" office:value-type="string" office:string-value="'Alvalade', " calcext:value-type="string">
            <text:p>'Alvalade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Alvalade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35];[.C35];[.D35])" office:value-type="string" office:string-value="'Alvalede', " calcext:value-type="string">
            <text:p>'Alvalede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Alvalede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36];[.C36];[.D36])" office:value-type="string" office:string-value="'Alvalades', " calcext:value-type="string">
            <text:p>'Alvalades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Alvalades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37];[.C37];[.D37])" office:value-type="string" office:string-value="'Alvaledes', " calcext:value-type="string">
            <text:p>'Alvaledes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Alvaledes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38];[.C38];[.D38])" office:value-type="string" office:string-value="'Alvor', " calcext:value-type="string">
            <text:p>'Alvor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Alvor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39];[.C39];[.D39])" office:value-type="string" office:string-value="'Alvorão', " calcext:value-type="string">
            <text:p>'Alvorão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Alvorão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40];[.C40];[.D40])" office:value-type="string" office:string-value="'Arraçário', " calcext:value-type="string">
            <text:p>'Arraçário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Arraçário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41];[.C41];[.D41])" office:value-type="string" office:string-value="'Arrassário', " calcext:value-type="string">
            <text:p>'Arrassário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Arrassário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42];[.C42];[.D42])" office:value-type="string" office:string-value="'Arrassario', " calcext:value-type="string">
            <text:p>'Arrassario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Arrassario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43];[.C43];[.D43])" office:value-type="string" office:string-value="'Arreçário', " calcext:value-type="string">
            <text:p>'Arreçário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Arreçário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44];[.C44];[.D44])" office:value-type="string" office:string-value="'Arressario', " calcext:value-type="string">
            <text:p>'Arressario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Arressario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45];[.C45];[.D45])" office:value-type="string" office:string-value="'Arressário', " calcext:value-type="string">
            <text:p>'Arressário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Arressário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46];[.C46];[.D46])" office:value-type="string" office:string-value="'Barró', " calcext:value-type="string">
            <text:p>'Barró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arró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47];[.C47];[.D47])" office:value-type="string" office:string-value="'Benafátima', " calcext:value-type="string">
            <text:p>'Benafátima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enafátima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48];[.C48];[.D48])" office:value-type="string" office:string-value="'Benafim', " calcext:value-type="string">
            <text:p>'Benafim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enafim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49];[.C49];[.D49])" office:value-type="string" office:string-value="'Benagaia', " calcext:value-type="string">
            <text:p>'Benagaia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enagaia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50];[.C50];[.D50])" office:value-type="string" office:string-value="'Benagil', " calcext:value-type="string">
            <text:p>'Benagil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enagil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51];[.C51];[.D51])" office:value-type="string" office:string-value="'Bencatel', " calcext:value-type="string">
            <text:p>'Bencatel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encatel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52];[.C52];[.D52])" office:value-type="string" office:string-value="'Bensafrim', " calcext:value-type="string">
            <text:p>'Bensafrim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ensafrim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53];[.C53];[.D53])" office:value-type="string" office:string-value="'Borratém', " calcext:value-type="string">
            <text:p>'Borratém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orratém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54];[.C54];[.D54])" office:value-type="string" office:string-value="'Fátima', " calcext:value-type="string">
            <text:p>'Fátima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Fátima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55];[.C55];[.D55])" office:value-type="string" office:string-value="'Portimão', " calcext:value-type="string">
            <text:p>'Portimão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Portimão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56];[.C56];[.D56])" office:value-type="string" office:string-value="'Povolide', " calcext:value-type="string">
            <text:p>'Povolide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Povolide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57];[.C57];[.D57])" office:value-type="string" office:string-value="'Queluz', " calcext:value-type="string">
            <text:p>'Queluz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Queluz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58];[.C58];[.D58])" office:value-type="string" office:string-value="'Tamarmá', " calcext:value-type="string">
            <text:p>'Tamarmá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Tamarmá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59];[.C59];[.D59])" office:value-type="string" office:string-value="'Atamarma', " calcext:value-type="string">
            <text:p>'Atamarma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Atamarma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60];[.C60];[.D60])" office:value-type="string" office:string-value="'Trafaria', " calcext:value-type="string">
            <text:p>'Trafaria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Trafaria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61];[.C61];[.D61])" office:value-type="string" office:string-value="'Xarca', " calcext:value-type="string">
            <text:p>'Xarca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Xarca</text:p>
          </table:table-cell>
          <table:table-cell office:value-type="string" calcext:value-type="string">
            <text:p>', </text:p>
          </table:table-cell>
        </table:table-row>
        <table:table-row table:style-name="ro1">
          <table:table-cell table:formula="of:=CONCATENATE([.B62];[.C62];[.D62])" office:value-type="string" office:string-value="'Zézere', " calcext:value-type="string">
            <text:p>'Zézere'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Zézere</text:p>
          </table:table-cell>
          <table:table-cell office:value-type="string" calcext:value-type="string">
            <text:p>',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lender Mono I18n" svg:font-family="'Blender Mono I18n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Blender Mono I18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7T16:29:47.311937824</dc:date>
    <dc:creator>Nelson Gonçalves</dc:creator>
    <meta:editing-duration>PT15M48S</meta:editing-duration>
    <meta:editing-cycles>4</meta:editing-cycles>
    <meta:generator>LibreOffice/7.3.7.2$Linux_X86_64 LibreOffice_project/30$Build-2</meta:generator>
    <meta:document-statistic meta:table-count="1" meta:cell-count="248" meta:object-count="0"/>
  </office:meta>
</office:document-meta>
</file>